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CacheManage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iteCacheManager.Composite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siteCacheManager.CompositeCacheManager( CacheManager ... cacheManag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setFallbackToNoOpCache( boolean fallbackToNoOp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Cach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CacheManager.getCach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iteCacheManager.setCacheManagers( Collection &lt; CacheManager &gt; cacheManag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